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fo:background-color="#D9D9D9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9D9D9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</style:style>
    <style:style style:name="ce5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D9D9D9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D9D9D9"/>
    </style:style>
    <style:style style:name="ce8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transparent"/>
    </style:style>
    <style:style style:name="co1" style:family="table-column">
      <style:table-column-properties fo:break-before="auto" style:column-width="16.61583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19.235208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Requirements for 1 person project</text:p>
          </table:table-cell>
          <table:table-cell table:style-name="ce1"/>
          <table:table-cell office:value-type="string" table:style-name="ce1">
            <text:p>Additional requirements for group pro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User interface</text:p>
          </table:table-cell>
          <table:table-cell office:value-type="string" table:style-name="ce3">
            <text:p>25 points</text:p>
          </table:table-cell>
          <table:table-cell office:value-type="string" table:style-name="ce1">
            <text:p>UI need to allow HR team to add comments to CV, comments arfe visible only for HR team<text:s/>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Application uses Razor to generate UI</text:p>
          </table:table-cell>
          <table:table-cell office:value-type="float" office:value="3" table:style-name="ce5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Application uses Knockout or other framework to do data binding</text:p>
          </table:table-cell>
          <table:table-cell office:value-type="float" office:value="3" table:style-name="ce5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Application doing Get request via AJAX (or AJAX wrapper)</text:p>
          </table:table-cell>
          <table:table-cell office:value-type="float" office:value="3" table:style-name="ce5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Application doing POST via AJAX (or AJAX wrapper)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Successful post need to show modal window for us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udent implement form for adding new records</text:p>
          </table:table-cell>
          <table:table-cell office:value-type="float" office:value="3" table:style-name="ce5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tudent implement form for edit data</text:p>
          </table:table-cell>
          <table:table-cell office:value-type="float" office:value="3" table:style-name="ce5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tudent implemented Bootstrap into application</text:p>
          </table:table-cell>
          <table:table-cell office:value-type="float" office:value="3" table:style-name="ce5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Form is validated on client site</text:p>
          </table:table-cell>
          <table:table-cell office:value-type="float" office:value="3" table:style-name="ce5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Controller and integration with Azure</text:p>
          </table:table-cell>
          <table:table-cell office:value-type="string" table:style-name="ce7">
            <text:p>25 points</text:p>
          </table:table-cell>
          <table:table-cell office:value-type="string" table:style-name="ce1">
            <text:p>Additional controller need to be created for HR where HR team can add comments to CVs visible only for HR team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ntroller capture data from query string - query uses LINQ to filter data</text:p>
          </table:table-cell>
          <table:table-cell office:value-type="float" office:value="1" table:style-name="ce5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ontroller capturing data from form - data are correctly passed from View to Controller</text:p>
          </table:table-cell>
          <table:table-cell office:value-type="float" office:value="1" table:style-name="ce5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ontroller saving data to database - data from View are maped to object and saved in database<text:s/></text:p>
          </table:table-cell>
          <table:table-cell office:value-type="float" office:value="2" table:style-name="ce5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ontroller sends email notyfication via SendGrid when new CV was send by user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Email need to contain link and file attachemen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ntroller saving data to Azure Storage - <text:s/>files with CV are stored</text:p>
          </table:table-cell>
          <table:table-cell office:value-type="float" office:value="2" table:style-name="ce5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ontroller have methods which can be run only when user is [Authorized]</text:p>
          </table:table-cell>
          <table:table-cell office:value-type="float" office:value="2" table:style-name="ce5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ontroler have methods which filter user by role (admin, user, HR)</text:p>
          </table:table-cell>
          <table:table-cell office:value-type="float" office:value="2" table:style-name="ce5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tudent connected Application Insight and demonstrate how to read logs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Student demonstrate ability to write query to get logs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 created at least 3 Unit tests (e.g. using xUnit, NUnit or MSTest) and at least one tests exception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6 unit tests instead 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udent created at least 2 integration test (e.g. using Spec Flow)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5 integration tests instead 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Student created at least 3 UI tests (e.g. using Selenium)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6 UI tests instead 3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Form is validated on server site</text:p>
          </table:table-cell>
          <table:table-cell office:value-type="float" office:value="2" table:style-name="ce5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tudent integrated Azure AD (any AAD or AAD B2C can be used)</text:p>
          </table:table-cell>
          <table:table-cell office:value-type="float" office:value="4" table:style-name="ce5">
            <text:p>4</text:p>
          </table:table-cell>
          <table:table-cell office:value-type="string" table:style-name="ce1">
            <text:p>Main Page of the AAD B2C need to be customized with own layout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Database and Entity Framework and data</text:p>
          </table:table-cell>
          <table:table-cell office:value-type="string" table:style-name="ce7">
            <text:p>25 poin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Database should contain required tables wit primary and foreign keys.</text:p>
          </table:table-cell>
          <table:table-cell office:value-type="float" office:value="4" table:style-name="ce5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Database contain indexes</text:p>
          </table:table-cell>
          <table:table-cell office:value-type="float" office:value="1" table:style-name="ce5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Database contains auto incrementation</text:p>
          </table:table-cell>
          <table:table-cell office:value-type="float" office:value="2" table:style-name="ce5">
            <text:p>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tudent demonstrate how to check data in database via SSMS or Visual Studio DB Connection</text:p>
          </table:table-cell>
          <table:table-cell office:value-type="float" office:value="3" table:style-name="ce5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Database and App Service deployed on Azure using ARM Tempaltes or PorwerShell and REST API</text:p>
          </table:table-cell>
          <table:table-cell office:value-type="float" office:value="5" table:style-name="ce5">
            <text:p>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Entity Framework migrations creating and updating database- student demostrate how to use Add-Migration and Update-Database commands</text:p>
          </table:table-cell>
          <table:table-cell office:value-type="float" office:value="5" table:style-name="ce5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tudent added initial data into EF definition to load data to database when migration is triggered</text:p>
          </table:table-cell>
          <table:table-cell office:value-type="float" office:value="5" table:style-name="ce5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6">
            <text:p>DevOps documentation + CI/CD</text:p>
          </table:table-cell>
          <table:table-cell office:value-type="string" table:style-name="ce7">
            <text:p>25 poin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8">
            <text:p>At least 3 user stories.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string" table:style-name="ce1">
            <text:p>10 user stories instead 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Each should have title, description and acceptance criteria fulfilled. User story should be assigned to user and to sprint.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8">
            <text:p>At least 3 task in each user stories- need to be assigned, estimated and commits need to be budned to it</text:p>
          </table:table-cell>
          <table:table-cell office:value-type="float" office:value="3" table:number-columns-spanned="1" table:number-rows-spanned="2" table:style-name="ce9">
            <text:p>3</text:p>
          </table:table-cell>
          <table:table-cell office:value-type="string" table:style-name="ce1">
            <text:p>5 task instad 3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Task should be assigned to user story. Title description, priority and estimation should be fulfilled. Task should be assigned to user and to spring.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style-name="ce4">
            <text:p>8 sprints with start date defined each 1 week long</text:p>
          </table:table-cell>
          <table:table-cell office:value-type="float" office:value="2" table:style-name="ce5">
            <text:p>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4">
            <text:p>At least 3 test cases defined. Test cases should have assigned user, title and required steps to test application according to application functionality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6 test cases define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Code commits are readable and easy to understand</text:p>
          </table:table-cell>
          <table:table-cell office:value-type="float" office:value="3" table:style-name="ce5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Build pipeline works correctly</text:p>
          </table:table-cell>
          <table:table-cell office:value-type="float" office:value="2" table:style-name="ce5">
            <text:p>2</text:p>
          </table:table-cell>
          <table:table-cell office:value-type="string" table:style-name="ce1">
            <text:p>Build uses PowerShell scrip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Release pipeline deploy application on Azure</text:p>
          </table:table-cell>
          <table:table-cell office:value-type="float" office:value="3" table:style-name="ce5">
            <text:p>3</text:p>
          </table:table-cell>
          <table:table-cell office:value-type="string" table:style-name="ce1">
            <text:p>Release contain ARM template to deploy App Service and SQL database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Student created PowerShell script with allow to log into Azure and modify any properties on Azure Resource.</text:p>
          </table:table-cell>
          <table:table-cell office:value-type="float" office:value="3" table:style-name="ce5">
            <text:p>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wagger documentation created for API endpoint</text:p>
          </table:table-cell>
          <table:table-cell office:value-type="float" office:value="3" table:style-name="ce5">
            <text:p>3</text:p>
          </table:table-cell>
          <table:table-cell table:number-columns-repeated="16382" table:style-name="ce1"/>
        </table:table-row>
        <table:table-row table:number-rows-repeated="10485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Radoslaw Osinski</meta:initial-creator>
    <dc:creator>Radosław Osiński</dc:creator>
    <meta:creation-date>2019-11-03T16:20:45Z</meta:creation-date>
    <dc:date>2019-11-19T07:37:51Z</dc:date>
  </office:meta>
</office:document-meta>
</file>